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stroke="none" draw:fill="solid" draw:fill-color="#663300" draw:opacity="50%" draw:textarea-horizontal-align="justify" draw:textarea-vertical-align="middle" draw:auto-grow-height="false" draw:shadow-opacity="50%"/>
    </style:style>
    <style:style style:name="gr2" style:family="graphic" style:parent-style-name="objectwithoutfill">
      <style:graphic-properties draw:fill="none" draw:textarea-vertical-align="middle"/>
    </style:style>
    <style:style style:name="gr3" style:family="graphic" style:parent-style-name="objectwithoutfill">
      <style:graphic-properties draw:stroke="dash" draw:stroke-dash="Ultrafine_20_Dashed" draw:fill="none" draw:textarea-vertical-align="middle"/>
    </style:style>
    <style:style style:name="gr4" style:family="graphic" style:parent-style-name="standard">
      <style:graphic-properties draw:fill="solid" draw:fill-color="#ffffcc" draw:textarea-horizontal-align="justify" draw:textarea-vertical-align="middle" draw:auto-grow-height="false"/>
    </style:style>
    <style:style style:name="gr5" style:family="graphic" style:parent-style-name="standard">
      <style:graphic-properties draw:fill="solid" draw:fill-color="#004586" draw:textarea-horizontal-align="justify" draw:textarea-vertical-align="middle" draw:auto-grow-height="false"/>
    </style:style>
    <style:style style:name="gr6" style:family="graphic" style:parent-style-name="objectwithoutfill">
      <style:graphic-properties svg:stroke-color="#ffff00" draw:fill="none" draw:textarea-vertical-align="middle"/>
    </style:style>
    <style:style style:name="gr7" style:family="graphic" style:parent-style-name="measure">
      <style:graphic-properties draw:textarea-vertical-align="middle"/>
    </style:style>
    <style:style style:name="gr8" style:family="graphic" style:parent-style-name="standard">
      <style:graphic-properties draw:stroke="none" draw:fill="gradient" draw:fill-color="#0084d1" draw:fill-gradient-name="Gradient_20_11" draw:textarea-vertical-align="middle" draw:auto-grow-height="false" fo:min-height="0.749cm" fo:min-width="0.499cm"/>
    </style:style>
    <style:style style:name="gr9" style:family="graphic" style:parent-style-name="measure">
      <style:graphic-properties draw:stroke="none" draw:fill="none" fo:min-height="0.48cm"/>
    </style:style>
    <style:style style:name="gr10" style:family="graphic" style:parent-style-name="standard">
      <style:graphic-properties draw:stroke="solid" svg:stroke-color="#ffff00" draw:fill="solid" draw:fill-color="#ffffcc" draw:textarea-horizontal-align="justify" draw:textarea-vertical-align="middle" draw:auto-grow-height="false"/>
    </style:style>
    <style:style style:name="gr11" style:family="graphic" style:parent-style-name="standard">
      <style:graphic-properties draw:stroke="none" draw:fill="solid" draw:fill-color="#00ae00" draw:opacity="70%" draw:textarea-horizontal-align="justify" draw:textarea-vertical-align="middle" draw:auto-grow-height="false" draw:shadow-opacity="70%"/>
    </style:style>
    <style:style style:name="gr12" style:family="graphic" style:parent-style-name="standard">
      <style:graphic-properties draw:stroke="none" draw:fill="gradient" draw:fill-color="#0084d1" draw:fill-gradient-name="Gradient_20_12" draw:textarea-vertical-align="middle" draw:auto-grow-height="false" fo:min-height="0.749cm" fo:min-width="0.499cm"/>
    </style:style>
    <style:style style:name="gr13" style:family="graphic" style:parent-style-name="measure">
      <style:graphic-properties draw:stroke="none" draw:fill="none" fo:min-height="0.85cm"/>
    </style:style>
    <style:style style:name="gr14" style:family="graphic" style:parent-style-name="standard">
      <style:graphic-properties draw:stroke="none" draw:fill="solid" draw:fill-color="#00cccc" draw:textarea-horizontal-align="justify" draw:textarea-vertical-align="middle" draw:auto-grow-height="false" fo:min-height="0cm" fo:min-width="0cm" fo:wrap-option="no-wrap"/>
    </style:style>
    <style:style style:name="P1" style:family="paragraph">
      <style:paragraph-properties fo:text-align="center"/>
    </style:style>
    <style:style style:name="P2" style:family="paragraph">
      <style:text-properties fo:font-size="20pt" style:font-size-asian="20pt" style:font-size-complex="20pt"/>
    </style:style>
    <style:style style:name="P3" style:family="paragraph">
      <style:text-properties fo:font-size="12pt"/>
    </style:style>
    <style:style style:name="P4" style:family="paragraph">
      <style:paragraph-properties fo:text-align="center"/>
      <style:text-properties fo:font-size="12pt"/>
    </style:style>
    <style:style style:name="T1" style:family="text">
      <style:text-properties style:font-name="Liberation Sans1" style:font-name-asian="Liberation Sans1" style:font-name-complex="Liberation Sans1"/>
    </style:style>
    <style:style style:name="T2" style:family="text">
      <style:text-properties style:font-name="Liberation Sans1" fo:font-size="20pt" style:font-name-asian="Liberation Sans1" style:font-size-asian="20pt" style:font-name-complex="Liberation Sans1"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27.7cm" svg:height="4.1cm" svg:x="1cm" svg:y="15.3cm">
            <text:p/>
            <draw:enhanced-geometry svg:viewBox="0 0 21600 21600" draw:glue-points="?f6 0 10800 ?f8 ?f11 10800 ?f9 21600 10800 ?f10 ?f5 10800" draw:text-areas="?f3 ?f3 ?f4 ?f4" draw:mirror-horizontal="false" draw:mirror-vertical="false" draw:type="parallelogram" draw:modifiers="3105.7651348326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 draw:text-style-name="P1" draw:layer="layout" svg:x1="14.5cm" svg:y1="15.4cm" svg:x2="16.3cm" svg:y2="19cm">
            <text:p/>
          </draw:line>
          <draw:line draw:style-name="gr2" draw:text-style-name="P1" draw:layer="layout" svg:x1="14.5cm" svg:y1="15.4cm" svg:x2="12.8cm" svg:y2="19cm">
            <text:p/>
          </draw:line>
          <draw:line draw:style-name="gr2" draw:text-style-name="P1" draw:layer="layout" svg:x1="14.5cm" svg:y1="15.4cm" svg:x2="14.8cm" svg:y2="18cm">
            <text:p/>
          </draw:line>
          <draw:line draw:style-name="gr2" draw:text-style-name="P1" xml:id="id4" draw:id="id4" draw:layer="layout" svg:x1="14.5cm" svg:y1="16.9cm" svg:x2="14.5cm" svg:y2="5.5cm">
            <text:p/>
          </draw:line>
          <draw:line draw:style-name="gr3" draw:text-style-name="P1" draw:layer="layout" svg:x1="14.5cm" svg:y1="5.5cm" svg:x2="22.5cm" svg:y2="18.4cm">
            <text:p/>
          </draw:line>
          <draw:line draw:style-name="gr3" draw:text-style-name="P1" draw:layer="layout" svg:x1="14.5cm" svg:y1="5.5cm" svg:x2="17.7cm" svg:y2="15.8cm">
            <text:p/>
          </draw:line>
          <draw:line draw:style-name="gr2" draw:text-style-name="P1" draw:layer="layout" svg:x1="14.5cm" svg:y1="5.5cm" svg:x2="12.5cm" svg:y2="5cm">
            <text:p/>
          </draw:line>
          <draw:line draw:style-name="gr2" draw:text-style-name="P1" draw:layer="layout" svg:x1="14.5cm" svg:y1="14.8cm" svg:x2="12.5cm" svg:y2="14.3cm">
            <text:p/>
          </draw:line>
          <draw:line draw:style-name="gr2" draw:text-style-name="P1" draw:layer="layout" svg:x1="12.5cm" svg:y1="13.4cm" svg:x2="12.5cm" svg:y2="14.3cm">
            <text:p/>
          </draw:line>
          <draw:line draw:style-name="gr2" draw:text-style-name="P1" draw:layer="layout" svg:x1="12.5cm" svg:y1="4.2cm" svg:x2="12.5cm" svg:y2="5.1cm">
            <text:p/>
          </draw:line>
          <draw:g xml:id="id3" draw:id="id3">
            <draw:custom-shape draw:style-name="gr4" draw:text-style-name="P1" draw:layer="layout" svg:width="1.5cm" svg:height="0.3cm" svg:x="11.8cm" svg:y="4.3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draw:text-style-name="P1" draw:layer="layout" svg:width="1.5cm" svg:height="0.3cm" svg:x="11.8cm" svg:y="4.1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draw:text-style-name="P1" draw:layer="layout" svg:width="1.5cm" svg:height="0.3cm" svg:x="11.8cm" svg:y="3.9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xml:id="id1" draw:id="id1">
            <draw:custom-shape draw:style-name="gr4" draw:text-style-name="P1" draw:layer="layout" svg:width="1.5cm" svg:height="0.3cm" svg:x="11.8cm" svg:y="13.6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draw:text-style-name="P1" draw:layer="layout" svg:width="1.5cm" svg:height="0.3cm" svg:x="11.8cm" svg:y="13.4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draw:text-style-name="P1" draw:layer="layout" svg:width="1.5cm" svg:height="0.3cm" svg:x="11.8cm" svg:y="13.2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onnector draw:style-name="gr2" draw:text-style-name="P1" draw:layer="layout" draw:type="curve" draw:line-skew="-0.753cm" svg:x1="12.55cm" svg:y1="13.9cm" svg:x2="14.65cm" svg:y2="14.7cm" draw:start-shape="id1" draw:start-glue-point="2" draw:end-shape="id2" svg:d="m12550 13900c0 823 2100 424 2100 800" svg:viewBox="0 0 2101 801">
            <text:p/>
          </draw:connector>
          <draw:custom-shape draw:style-name="gr4" draw:text-style-name="P1" xml:id="id5" draw:id="id5" draw:layer="layout" svg:width="1.1cm" svg:height="0.9cm" svg:x="14.1cm" svg:y="13.9cm">
            <text:p/>
            <draw:enhanced-geometry svg:viewBox="0 0 21600 21600" draw:glue-points="?f6 0 10800 ?f8 ?f11 10800 ?f9 21600 10800 ?f10 ?f5 10800" draw:text-areas="?f3 ?f3 ?f4 ?f4" draw:mirror-horizontal="true"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 draw:text-style-name="P1" xml:id="id2" draw:id="id2" draw:layer="layout" svg:width="0.9cm" svg:height="0.7cm" svg:x="14.2cm" svg:y="14cm">
            <text:p/>
            <draw:enhanced-geometry svg:viewBox="0 0 21600 21600" draw:glue-points="?f6 0 10800 ?f8 ?f11 10800 ?f9 21600 10800 ?f10 ?f5 10800" draw:text-areas="?f3 ?f3 ?f4 ?f4" draw:mirror-horizontal="true"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6" draw:text-style-name="P1" draw:layer="layout" svg:x1="14.3cm" svg:y1="14.2cm" svg:x2="14.9cm" svg:y2="14.2cm">
            <text:p/>
          </draw:line>
          <draw:line draw:style-name="gr6" draw:text-style-name="P1" draw:layer="layout" svg:x1="14.4cm" svg:y1="14.4cm" svg:x2="15cm" svg:y2="14.4cm">
            <text:p/>
          </draw:line>
          <draw:line draw:style-name="gr6" draw:text-style-name="P1" draw:layer="layout" svg:x1="14.5cm" svg:y1="14.6cm" svg:x2="15.1cm" svg:y2="14.6cm">
            <text:p/>
          </draw:line>
          <draw:connector draw:style-name="gr2" draw:text-style-name="P1" draw:layer="layout" draw:type="curve" svg:x1="12.55cm" svg:y1="4.6cm" svg:x2="14.5cm" svg:y2="5.5cm" draw:start-shape="id3" draw:start-glue-point="2" draw:end-shape="id4" svg:d="m12550 4600c0 600 650 900 1950 900" svg:viewBox="0 0 1951 901">
            <text:p/>
          </draw:connector>
          <draw:connector draw:style-name="gr2" draw:text-style-name="P1" draw:layer="layout" draw:type="curve" svg:x1="14.513cm" svg:y1="13.9cm" svg:x2="14.5cm" svg:y2="5.5cm" draw:start-shape="id5" draw:start-glue-point="4" draw:end-shape="id4" svg:d="m14513 13900c0-13351-13-9151-13-8400" svg:viewBox="0 0 14 9617">
            <text:p/>
          </draw:connector>
          <draw:line draw:style-name="gr2" draw:text-style-name="P1" draw:layer="layout" svg:x1="13.7cm" svg:y1="17.1cm" svg:x2="14.5cm" svg:y2="16.7cm">
            <text:p/>
          </draw:line>
          <draw:line draw:style-name="gr2" draw:text-style-name="P1" draw:layer="layout" svg:x1="15.4cm" svg:y1="17.2cm" svg:x2="14.5cm" svg:y2="16.7cm">
            <text:p/>
          </draw:line>
          <draw:line draw:style-name="gr2" draw:text-style-name="P1" draw:layer="layout" svg:x1="14.6cm" svg:y1="16.5cm" svg:x2="14.5cm" svg:y2="16.7cm">
            <text:p/>
          </draw:line>
          <draw:measure draw:style-name="gr7" draw:text-style-name="P1" draw:layer="measurelines" svg:x1="11.6cm" svg:y1="13.6cm" svg:x2="11.6cm" svg:y2="4.4cm">
            <text:p><text:span text:style-name="T1">3 meters</text:span></text:p>
          </draw:measure>
          <draw:custom-shape draw:style-name="gr8" draw:text-style-name="P1" draw:layer="layout" svg:width="6.7cm" svg:height="3.2cm" draw:transform="rotate (1.5707963267949) translate (10.956cm 12.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9" draw:text-style-name="P2" draw:layer="layout" svg:width="1.5cm" svg:height="1.047cm" svg:x="11.9cm" svg:y="8.9cm">
            <draw:text-box>
              <text:p text:style-name="P2"><text:span text:style-name="T2">δT</text:span></text:p>
            </draw:text-box>
          </draw:frame>
          <draw:custom-shape draw:style-name="gr10" draw:text-style-name="P1" draw:layer="layout" svg:width="3.4cm" svg:height="3.6cm" svg:x="17.9cm" svg:y="1.6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line draw:style-name="gr3" draw:text-style-name="P1" draw:layer="layout" svg:x1="14.5cm" svg:y1="5.5cm" svg:x2="6.7cm" svg:y2="18.8cm">
            <text:p/>
          </draw:line>
        </draw:g>
      </draw:page>
      <draw:page draw:name="page2" draw:style-name="dp1" draw:master-page-name="Standard">
        <draw:g>
          <draw:custom-shape draw:style-name="gr11" draw:text-style-name="P1" draw:layer="layout" svg:width="27.7cm" svg:height="4.1cm" svg:x="1cm" svg:y="15.3cm">
            <text:p/>
            <draw:enhanced-geometry svg:viewBox="0 0 21600 21600" draw:glue-points="?f6 0 10800 ?f8 ?f11 10800 ?f9 21600 10800 ?f10 ?f5 10800" draw:text-areas="?f3 ?f3 ?f4 ?f4" draw:mirror-horizontal="false" draw:mirror-vertical="false" draw:type="parallelogram" draw:modifiers="3105.7651348326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 draw:text-style-name="P1" draw:layer="layout" svg:x1="14.5cm" svg:y1="15.4cm" svg:x2="16.3cm" svg:y2="19cm">
            <text:p/>
          </draw:line>
          <draw:line draw:style-name="gr2" draw:text-style-name="P1" draw:layer="layout" svg:x1="14.5cm" svg:y1="15.4cm" svg:x2="12.8cm" svg:y2="19cm">
            <text:p/>
          </draw:line>
          <draw:line draw:style-name="gr2" draw:text-style-name="P1" draw:layer="layout" svg:x1="14.5cm" svg:y1="15.4cm" svg:x2="14.8cm" svg:y2="18cm">
            <text:p/>
          </draw:line>
          <draw:line draw:style-name="gr2" draw:text-style-name="P1" xml:id="id9" draw:id="id9" draw:layer="layout" svg:x1="14.5cm" svg:y1="16.9cm" svg:x2="14.5cm" svg:y2="5.5cm">
            <text:p/>
          </draw:line>
          <draw:line draw:style-name="gr3" draw:text-style-name="P1" draw:layer="layout" svg:x1="14.5cm" svg:y1="5.5cm" svg:x2="17.7cm" svg:y2="15.8cm">
            <text:p/>
          </draw:line>
          <draw:line draw:style-name="gr2" draw:text-style-name="P1" draw:layer="layout" svg:x1="14.5cm" svg:y1="5.5cm" svg:x2="12.5cm" svg:y2="5cm">
            <text:p/>
          </draw:line>
          <draw:line draw:style-name="gr2" draw:text-style-name="P1" draw:layer="layout" svg:x1="14.5cm" svg:y1="14.8cm" svg:x2="12.5cm" svg:y2="14.3cm">
            <text:p/>
          </draw:line>
          <draw:line draw:style-name="gr2" draw:text-style-name="P1" draw:layer="layout" svg:x1="12.5cm" svg:y1="13.4cm" svg:x2="12.5cm" svg:y2="14.3cm">
            <text:p/>
          </draw:line>
          <draw:line draw:style-name="gr2" draw:text-style-name="P1" draw:layer="layout" svg:x1="12.5cm" svg:y1="4.2cm" svg:x2="12.5cm" svg:y2="5.1cm">
            <text:p/>
          </draw:line>
          <draw:g xml:id="id8" draw:id="id8">
            <draw:custom-shape draw:style-name="gr4" draw:text-style-name="P1" draw:layer="layout" svg:width="1.5cm" svg:height="0.3cm" svg:x="11.8cm" svg:y="4.3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draw:text-style-name="P1" draw:layer="layout" svg:width="1.5cm" svg:height="0.3cm" svg:x="11.8cm" svg:y="4.1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draw:text-style-name="P1" draw:layer="layout" svg:width="1.5cm" svg:height="0.3cm" svg:x="11.8cm" svg:y="3.9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xml:id="id6" draw:id="id6">
            <draw:custom-shape draw:style-name="gr4" draw:text-style-name="P1" draw:layer="layout" svg:width="1.5cm" svg:height="0.3cm" svg:x="11.8cm" svg:y="13.6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draw:text-style-name="P1" draw:layer="layout" svg:width="1.5cm" svg:height="0.3cm" svg:x="11.8cm" svg:y="13.4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draw:text-style-name="P1" draw:layer="layout" svg:width="1.5cm" svg:height="0.3cm" svg:x="11.8cm" svg:y="13.2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onnector draw:style-name="gr2" draw:text-style-name="P1" draw:layer="layout" draw:type="curve" draw:line-skew="-0.753cm" svg:x1="12.55cm" svg:y1="13.9cm" svg:x2="14.65cm" svg:y2="14.7cm" draw:start-shape="id6" draw:start-glue-point="2" draw:end-shape="id7" svg:d="m12550 13900c0 823 2100 424 2100 800" svg:viewBox="0 0 2101 801">
            <text:p/>
          </draw:connector>
          <draw:custom-shape draw:style-name="gr4" draw:text-style-name="P1" xml:id="id10" draw:id="id10" draw:layer="layout" svg:width="1.1cm" svg:height="0.9cm" svg:x="14.1cm" svg:y="13.9cm">
            <text:p/>
            <draw:enhanced-geometry svg:viewBox="0 0 21600 21600" draw:glue-points="?f6 0 10800 ?f8 ?f11 10800 ?f9 21600 10800 ?f10 ?f5 10800" draw:text-areas="?f3 ?f3 ?f4 ?f4" draw:mirror-horizontal="true"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 draw:text-style-name="P1" xml:id="id7" draw:id="id7" draw:layer="layout" svg:width="0.9cm" svg:height="0.7cm" svg:x="14.2cm" svg:y="14cm">
            <text:p/>
            <draw:enhanced-geometry svg:viewBox="0 0 21600 21600" draw:glue-points="?f6 0 10800 ?f8 ?f11 10800 ?f9 21600 10800 ?f10 ?f5 10800" draw:text-areas="?f3 ?f3 ?f4 ?f4" draw:mirror-horizontal="true"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6" draw:text-style-name="P1" draw:layer="layout" svg:x1="14.3cm" svg:y1="14.2cm" svg:x2="14.9cm" svg:y2="14.2cm">
            <text:p/>
          </draw:line>
          <draw:line draw:style-name="gr6" draw:text-style-name="P1" draw:layer="layout" svg:x1="14.4cm" svg:y1="14.4cm" svg:x2="15cm" svg:y2="14.4cm">
            <text:p/>
          </draw:line>
          <draw:line draw:style-name="gr6" draw:text-style-name="P1" draw:layer="layout" svg:x1="14.5cm" svg:y1="14.6cm" svg:x2="15.1cm" svg:y2="14.6cm">
            <text:p/>
          </draw:line>
          <draw:connector draw:style-name="gr2" draw:text-style-name="P1" draw:layer="layout" draw:type="curve" svg:x1="12.55cm" svg:y1="4.6cm" svg:x2="14.5cm" svg:y2="5.5cm" draw:start-shape="id8" draw:start-glue-point="2" draw:end-shape="id9" svg:d="m12550 4600c0 600 650 900 1950 900" svg:viewBox="0 0 1951 901">
            <text:p/>
          </draw:connector>
          <draw:connector draw:style-name="gr2" draw:text-style-name="P1" draw:layer="layout" draw:type="curve" svg:x1="14.513cm" svg:y1="13.9cm" svg:x2="14.5cm" svg:y2="5.5cm" draw:start-shape="id10" draw:start-glue-point="4" draw:end-shape="id9" svg:d="m14513 13900c0-13351-13-9151-13-8400" svg:viewBox="0 0 14 9617">
            <text:p/>
          </draw:connector>
          <draw:line draw:style-name="gr2" draw:text-style-name="P1" draw:layer="layout" svg:x1="13.7cm" svg:y1="17.1cm" svg:x2="14.5cm" svg:y2="16.7cm">
            <text:p/>
          </draw:line>
          <draw:line draw:style-name="gr2" draw:text-style-name="P1" draw:layer="layout" svg:x1="15.4cm" svg:y1="17.2cm" svg:x2="14.5cm" svg:y2="16.7cm">
            <text:p/>
          </draw:line>
          <draw:line draw:style-name="gr2" draw:text-style-name="P1" draw:layer="layout" svg:x1="14.6cm" svg:y1="16.5cm" svg:x2="14.5cm" svg:y2="16.7cm">
            <text:p/>
          </draw:line>
          <draw:measure draw:style-name="gr7" draw:text-style-name="P4" draw:layer="measurelines" svg:x1="11.6cm" svg:y1="13.6cm" svg:x2="11.6cm" svg:y2="4.4cm">
            <text:p text:style-name="P3"><text:span text:style-name="T1">3 meters</text:span></text:p>
          </draw:measure>
          <draw:custom-shape draw:style-name="gr12" draw:text-style-name="P1" draw:layer="layout" svg:width="1.9cm" svg:height="3.2cm" draw:transform="rotate (1.5707963267949) translate (10.956cm 10.2cm)">
            <text:p/>
            <draw:enhanced-geometry draw:text-areas="4000 ?f1 ?f5 ?f2" draw:glue-points="0 10800 21600 10800 ?f0 0 ?f0 21600" draw:mirror-horizontal="false" draw:mirror-vertical="false"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3" draw:text-style-name="P2" draw:layer="layout" svg:width="1.5cm" svg:height="1.1cm" svg:x="11.9cm" svg:y="8.6cm">
            <draw:text-box>
              <text:p text:style-name="P2"><text:span text:style-name="T2">δT</text:span></text:p>
            </draw:text-box>
          </draw:frame>
          <draw:custom-shape draw:style-name="gr14" draw:text-style-name="P1" draw:layer="layout" svg:width="5.9cm" svg:height="1.5cm" svg:x="19.1cm" svg:y="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 draw:text-style-name="P1" draw:layer="layout" svg:x1="14.5cm" svg:y1="5.5cm" svg:x2="22.5cm" svg:y2="18.4cm">
            <text:p/>
          </draw:line>
          <draw:custom-shape draw:style-name="gr10" draw:text-style-name="P1" draw:layer="layout" svg:width="3.4cm" svg:height="3.6cm" svg:x="17.9cm" svg:y="1.6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line draw:style-name="gr3" draw:text-style-name="P1" draw:layer="layout" svg:x1="14.5cm" svg:y1="5.5cm" svg:x2="6.7cm" svg:y2="18.8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11" draw:display-name="Gradient 11" draw:style="linear" draw:start-color="#00dcff" draw:end-color="#ff420e" draw:start-intensity="100%" draw:end-intensity="100%" draw:angle="0" draw:border="0%"/>
    <draw:gradient draw:name="Gradient_20_12" draw:display-name="Gradient 12" draw:style="linear" draw:start-color="#00dcff" draw:end-color="#00dcff" draw:start-intensity="100%" draw:end-intensity="70%" draw:angle="0" draw:border="0%"/>
    <draw:gradient draw:name="Gradient_20_7" draw:display-name="Gradient 7" draw:style="linear" draw:start-color="#00dcff" draw:end-color="#ff9966" draw:start-intensity="100%" draw:end-intensity="100%" draw:angle="0" draw:border="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1-06T08:19:12.843244036</meta:creation-date>
    <dc:date>2013-11-06T09:11:45.967730941</dc:date>
    <meta:editing-duration>PT42M42S</meta:editing-duration>
    <meta:editing-cycles>6</meta:editing-cycles>
    <meta:generator>LibreOffice/4.1.2.3$Linux_x86 LibreOffice_project/410m0$Build-3</meta:generator>
    <meta:document-statistic meta:object-count="73"/>
  </office:meta>
</office:document-meta>
</file>